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style:font-name="Brix Slab Regular"/>
    </style:style>
    <style:style style:name="P2" style:family="paragraph" style:parent-style-name="Heading_20_3">
      <style:text-properties style:font-name="Brix Slab Regular"/>
    </style:style>
    <style:style style:name="P3" style:family="paragraph" style:parent-style-name="Heading_20_4">
      <style:text-properties style:font-name="Brix Slab Regular"/>
    </style:style>
    <style:style style:name="P4" style:family="paragraph" style:parent-style-name="Heading_20_5">
      <style:text-properties style:font-name="Brix Slab Regular"/>
    </style:style>
    <style:style style:name="P5" style:family="paragraph" style:parent-style-name="Standard">
      <style:text-properties style:font-name="Brix Slab Regular"/>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4"/>
    <style:style style:name="P12" style:family="paragraph" style:parent-style-name="Text_20_body" style:list-style-name="L4">
      <style:paragraph-properties fo:margin-top="0in" fo:margin-bottom="0in" style:contextual-spacing="false"/>
    </style:style>
    <style:style style:name="P13" style:family="paragraph" style:parent-style-name="Text_20_body" style:list-style-name="L5"/>
    <style:style style:name="P14" style:family="paragraph" style:parent-style-name="Text_20_body" style:list-style-name="L5">
      <style:paragraph-properties fo:margin-top="0in" fo:margin-bottom="0in" style:contextual-spacing="false"/>
    </style:style>
    <style:style style:name="P15" style:family="paragraph" style:parent-style-name="Text_20_body" style:list-style-name="L6"/>
    <style:style style:name="P16" style:family="paragraph" style:parent-style-name="Text_20_body" style:list-style-name="L6">
      <style:paragraph-properties fo:margin-top="0in" fo:margin-bottom="0in" style:contextual-spacing="false"/>
    </style:style>
    <style:style style:name="P17" style:family="paragraph" style:parent-style-name="Text_20_body" style:list-style-name="L7">
      <style:paragraph-properties fo:margin-top="0in" fo:margin-bottom="0in" style:contextual-spacing="false"/>
    </style:style>
    <style:style style:name="P18" style:family="paragraph" style:parent-style-name="Text_20_body" style:list-style-name="L8"/>
    <style:style style:name="P19" style:family="paragraph" style:parent-style-name="Text_20_body" style:list-style-name="L8">
      <style:paragraph-properties fo:margin-top="0in" fo:margin-bottom="0in" style:contextual-spacing="false"/>
    </style:style>
    <style:style style:name="P20" style:family="paragraph" style:parent-style-name="Text_20_body" style:list-style-name="L9"/>
    <style:style style:name="P21" style:family="paragraph" style:parent-style-name="Text_20_body" style:list-style-name="L9">
      <style:paragraph-properties fo:margin-top="0in" fo:margin-bottom="0in" style:contextual-spacing="false"/>
    </style:style>
    <style:style style:name="P22" style:family="paragraph" style:parent-style-name="Text_20_body" style:list-style-name="L10"/>
    <style:style style:name="P23" style:family="paragraph" style:parent-style-name="Text_20_body" style:list-style-name="L10">
      <style:paragraph-properties fo:margin-top="0in" fo:margin-bottom="0in" style:contextual-spacing="false"/>
    </style:style>
    <style:style style:name="P24" style:family="paragraph" style:parent-style-name="Text_20_body" style:list-style-name="L11"/>
    <style:style style:name="P25" style:family="paragraph" style:parent-style-name="Text_20_body" style:list-style-name="L11">
      <style:paragraph-properties fo:margin-top="0in" fo:margin-bottom="0in" style:contextual-spacing="false"/>
    </style:style>
    <style:style style:name="P26" style:family="paragraph" style:parent-style-name="Text_20_body" style:list-style-name="L12"/>
    <style:style style:name="P27" style:family="paragraph" style:parent-style-name="Text_20_body" style:list-style-name="L12">
      <style:paragraph-properties fo:margin-top="0in" fo:margin-bottom="0in" style:contextual-spacing="false"/>
    </style:style>
    <style:style style:name="P28" style:family="paragraph" style:parent-style-name="Text_20_body" style:list-style-name="L13"/>
    <style:style style:name="P29" style:family="paragraph" style:parent-style-name="Text_20_body" style:list-style-name="L13">
      <style:paragraph-properties fo:margin-top="0in" fo:margin-bottom="0in" style:contextual-spacing="false"/>
    </style:style>
    <style:style style:name="P30" style:family="paragraph" style:parent-style-name="Text_20_body" style:list-style-name="L14"/>
    <style:style style:name="P31" style:family="paragraph" style:parent-style-name="Text_20_body" style:list-style-name="L14">
      <style:paragraph-properties fo:margin-top="0in" fo:margin-bottom="0in" style:contextual-spacing="false"/>
    </style:style>
    <style:style style:name="P32" style:family="paragraph" style:parent-style-name="Text_20_body" style:list-style-name="L15"/>
    <style:style style:name="P33" style:family="paragraph" style:parent-style-name="Text_20_body" style:list-style-name="L15">
      <style:paragraph-properties fo:margin-top="0in" fo:margin-bottom="0in" style:contextual-spacing="false"/>
    </style:style>
    <style:style style:name="P34" style:family="paragraph" style:parent-style-name="Text_20_body" style:list-style-name="L7">
      <style:text-properties style:font-name="Brix Slab Regular"/>
    </style:style>
    <style:style style:name="P35" style:family="paragraph" style:parent-style-name="Text_20_body">
      <style:text-properties style:font-name="Brix Slab Regular"/>
    </style:style>
    <style:style style:name="P36" style:family="paragraph" style:parent-style-name="Text_20_body" style:list-style-name="L2">
      <style:paragraph-properties fo:margin-top="0in" fo:margin-bottom="0in" style:contextual-spacing="false"/>
      <style:text-properties style:font-name="Brix Slab Regular"/>
    </style:style>
    <style:style style:name="P37" style:family="paragraph" style:parent-style-name="Text_20_body" style:list-style-name="L2">
      <style:text-properties style:font-name="Brix Slab Regular"/>
    </style:style>
    <style:style style:name="T1" style:family="text">
      <style:text-properties style:font-name="Brix Slab Regular"/>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Datenblatt für die senseBox MCU</text:h>
      <text:h text:style-name="P3" text:outline-level="4">Allgemeine Informationen</text:h>
      <text:list xml:id="list3068403670" text:style-name="L5">
        <text:list-item>
          <text:p text:style-name="P14"><text:span text:style-name="Strong_20_Emphasis"><text:span text:style-name="T1">Modell:</text:span></text:span><text:span text:style-name="T1"> senseBox MCU</text:span></text:p>
        </text:list-item>
        <text:list-item>
          <text:p text:style-name="P14"><text:span text:style-name="Strong_20_Emphasis"><text:span text:style-name="T1">Hersteller:</text:span></text:span><text:span text:style-name="T1"> senseBox</text:span></text:p>
        </text:list-item>
        <text:list-item>
          <text:p text:style-name="P14"><text:span text:style-name="Strong_20_Emphasis"><text:span text:style-name="T1">Plattform:</text:span></text:span><text:span text:style-name="T1"> Arduino-kompatibel</text:span></text:p>
        </text:list-item>
        <text:list-item>
          <text:p text:style-name="P13"><text:span text:style-name="Strong_20_Emphasis"><text:span text:style-name="T1">Einsatzbereiche:</text:span></text:span><text:span text:style-name="T1"> Bildung, Citizen Science, Forschung, Umweltüberwachung, Smart City Anwendungen</text:span></text:p>
        </text:list-item>
      </text:list>
      <text:h text:style-name="P3" text:outline-level="4">Technische Spezifikationen</text:h>
      <text:h text:style-name="P4" text:outline-level="5">Mikrocontroller</text:h>
      <text:list xml:id="list1213608262" text:style-name="L6">
        <text:list-item>
          <text:p text:style-name="P16"><text:span text:style-name="Strong_20_Emphasis"><text:span text:style-name="T1">Mikrocontroller:</text:span></text:span><text:span text:style-name="T1"> Atmel ATmega2560</text:span></text:p>
        </text:list-item>
        <text:list-item>
          <text:p text:style-name="P16"><text:span text:style-name="Strong_20_Emphasis"><text:span text:style-name="T1">Architektur:</text:span></text:span><text:span text:style-name="T1"> 8-Bit AVR RISC</text:span></text:p>
        </text:list-item>
        <text:list-item>
          <text:p text:style-name="P16"><text:span text:style-name="Strong_20_Emphasis"><text:span text:style-name="T1">Taktfrequenz:</text:span></text:span><text:span text:style-name="T1"> 16 MHz</text:span></text:p>
        </text:list-item>
        <text:list-item>
          <text:p text:style-name="P16"><text:span text:style-name="Strong_20_Emphasis"><text:span text:style-name="T1">Flash-Speicher:</text:span></text:span><text:span text:style-name="T1"> 256 KB (8 KB reserviert für den Bootloader)</text:span></text:p>
        </text:list-item>
        <text:list-item>
          <text:p text:style-name="P16"><text:span text:style-name="Strong_20_Emphasis"><text:span text:style-name="T1">SRAM:</text:span></text:span><text:span text:style-name="T1"> 8 KB</text:span></text:p>
        </text:list-item>
        <text:list-item>
          <text:p text:style-name="P15"><text:span text:style-name="Strong_20_Emphasis"><text:span text:style-name="T1">EEPROM:</text:span></text:span><text:span text:style-name="T1"> 4 KB</text:span></text:p>
        </text:list-item>
      </text:list>
      <text:h text:style-name="P4" text:outline-level="5">Stromversorgung</text:h>
      <text:list xml:id="list4150914760" text:style-name="L7">
        <text:list-item>
          <text:p text:style-name="P17"><text:span text:style-name="Strong_20_Emphasis"><text:span text:style-name="T1">Betriebsspannung:</text:span></text:span><text:span text:style-name="T1"> 5V (Versorgungsspannung für alle Pins)</text:span></text:p>
        </text:list-item>
        <text:list-item>
          <text:p text:style-name="P17"><text:span text:style-name="Strong_20_Emphasis"><text:span text:style-name="T1">Stromversorgung:</text:span></text:span></text:p>
          <text:list>
            <text:list-item>
              <text:p text:style-name="P17"><text:span text:style-name="Strong_20_Emphasis"><text:span text:style-name="T1">USB:</text:span></text:span><text:span text:style-name="T1"> 5V über USB-B-Anschluss, auch zur Programmierung und Kommunikation</text:span></text:p>
            </text:list-item>
            <text:list-item>
              <text:p text:style-name="P17"><text:span text:style-name="Strong_20_Emphasis"><text:span text:style-name="T1">Extern:</text:span></text:span><text:span text:style-name="T1"> 7-12V über DC-Netzteilanschluss (Barrel Jack) oder Vin-Pin</text:span></text:p>
            </text:list-item>
            <text:list-item>
              <text:p text:style-name="P17"><text:span text:style-name="Strong_20_Emphasis"><text:span text:style-name="T1">Maximale Spannung:</text:span></text:span><text:span text:style-name="T1"> 20V (Achtung: Überschreiten kann die Platine beschädigen)</text:span></text:p>
            </text:list-item>
          </text:list>
        </text:list-item>
        <text:list-item>
          <text:p text:style-name="P17"><text:span text:style-name="Strong_20_Emphasis"><text:span text:style-name="T1">Stromaufnahme:</text:span></text:span></text:p>
          <text:list>
            <text:list-item>
              <text:p text:style-name="P34">Abhängig von der Anzahl und Art der angeschlossenen Komponenten und Sensoren</text:p>
            </text:list-item>
          </text:list>
        </text:list-item>
      </text:list>
      <text:h text:style-name="P4" text:outline-level="5">Schnittstellen</text:h>
      <text:list xml:id="list1124447399" text:style-name="L8">
        <text:list-item>
          <text:p text:style-name="P19"><text:span text:style-name="Strong_20_Emphasis"><text:span text:style-name="T1">Digitale I/O-Pins:</text:span></text:span><text:span text:style-name="T1"> 54, davon 15 als PWM-Ausgänge nutzbar</text:span></text:p>
          <text:list>
            <text:list-item>
              <text:p text:style-name="P19"><text:span text:style-name="Strong_20_Emphasis"><text:span text:style-name="T1">PWM-Pins:</text:span></text:span><text:span text:style-name="T1"> 2 bis 13, 44 bis 46</text:span></text:p>
            </text:list-item>
            <text:list-item>
              <text:p text:style-name="P19"><text:span text:style-name="Strong_20_Emphasis"><text:span text:style-name="T1">Maximaler Strom pro I/O-Pin:</text:span></text:span><text:span text:style-name="T1"> 40 mA</text:span></text:p>
            </text:list-item>
            <text:list-item>
              <text:p text:style-name="P19"><text:span text:style-name="Strong_20_Emphasis"><text:span text:style-name="T1">Maximaler Strom für alle I/O-Pins zusammen:</text:span></text:span><text:span text:style-name="T1"> 200 mA</text:span></text:p>
            </text:list-item>
          </text:list>
        </text:list-item>
        <text:list-item>
          <text:p text:style-name="P19"><text:span text:style-name="Strong_20_Emphasis"><text:span text:style-name="T1">Analoge Eingänge:</text:span></text:span><text:span text:style-name="T1"> 16 (10-Bit Auflösung)</text:span></text:p>
          <text:list>
            <text:list-item>
              <text:p text:style-name="P19"><text:span text:style-name="Strong_20_Emphasis"><text:span text:style-name="T1">Analoge Eingangsbereiche:</text:span></text:span><text:span text:style-name="T1"> 0 bis 5V (Standard), einstellbar auf 1.1V (interner Referenzspannung) oder externe Referenz</text:span></text:p>
            </text:list-item>
            <text:list-item>
              <text:p text:style-name="P19"><text:span text:style-name="Strong_20_Emphasis"><text:span text:style-name="T1">Analoge Referenzspannung:</text:span></text:span><text:span text:style-name="T1"> AREF Pin für externe Referenzspannungen</text:span></text:p>
            </text:list-item>
          </text:list>
        </text:list-item>
        <text:list-item>
          <text:p text:style-name="P19"><text:span text:style-name="Strong_20_Emphasis"><text:span text:style-name="T1">Kommunikationsschnittstellen:</text:span></text:span></text:p>
          <text:list>
            <text:list-item>
              <text:p text:style-name="P19"><text:span text:style-name="Strong_20_Emphasis"><text:span text:style-name="T1">UART:</text:span></text:span><text:span text:style-name="T1"> 4 serielle Schnittstellen für serielle Kommunikation (Serial, Serial1, Serial2, Serial3)</text:span></text:p>
            </text:list-item>
            <text:list-item>
              <text:p text:style-name="P19"><text:span text:style-name="Strong_20_Emphasis"><text:span text:style-name="T1">I2C:</text:span></text:span><text:span text:style-name="T1"> 1 Schnittstelle (fest zugewiesen auf A4 (SDA) und A5 (SCL))</text:span></text:p>
            </text:list-item>
            <text:list-item>
              <text:p text:style-name="P19"><text:soft-page-break/><text:span text:style-name="Strong_20_Emphasis"><text:span text:style-name="T1">SPI:</text:span></text:span><text:span text:style-name="T1"> 1 Schnittstelle (fest zugewiesen auf digitalen Pins 50 (MISO), 51 (MOSI), 52 (SCK), 53 (SS))</text:span></text:p>
            </text:list-item>
          </text:list>
        </text:list-item>
        <text:list-item>
          <text:p text:style-name="P19"><text:span text:style-name="Strong_20_Emphasis"><text:span text:style-name="T1">USB:</text:span></text:span><text:span text:style-name="T1"> USB-B-Anschluss für Programmierung und serielle Kommunikation, Unterstützung von USB 2.0</text:span></text:p>
        </text:list-item>
        <text:list-item>
          <text:p text:style-name="P18"><text:span text:style-name="Strong_20_Emphasis"><text:span text:style-name="T1">SD-Karten-Slot:</text:span></text:span><text:span text:style-name="T1"> MicroSD-Kartenleser für externe Datenspeicherung (SDIO-Modus)</text:span></text:p>
        </text:list-item>
      </text:list>
      <text:h text:style-name="P4" text:outline-level="5">Erweiterungsanschlüsse und Sensor-Integration</text:h>
      <text:list xml:id="list510715907" text:style-name="L9">
        <text:list-item>
          <text:p text:style-name="P21"><text:span text:style-name="Strong_20_Emphasis"><text:span text:style-name="T1">Grove-Steckverbinder:</text:span></text:span><text:span text:style-name="T1"> Mehrere Ports für den einfachen Anschluss von Grove-Sensoren und -Aktoren (z.B. Grove Temperature &amp; Humidity Sensor, Grove Air Quality Sensor)</text:span></text:p>
        </text:list-item>
        <text:list-item>
          <text:p text:style-name="P20"><text:span text:style-name="Strong_20_Emphasis"><text:span text:style-name="T1">Kompatibilität:</text:span></text:span><text:span text:style-name="T1"> Unterstützt Arduino Shields, die für den Mega 2560 Formfaktor ausgelegt sind, z.B. Ethernet Shield, WiFi Shield, GSM Shield</text:span></text:p>
        </text:list-item>
      </text:list>
      <text:h text:style-name="P4" text:outline-level="5">Physische Eigenschaften</text:h>
      <text:list xml:id="list2987277719" text:style-name="L10">
        <text:list-item>
          <text:p text:style-name="P23"><text:span text:style-name="Strong_20_Emphasis"><text:span text:style-name="T1">Abmessungen:</text:span></text:span><text:span text:style-name="T1"> 84 mm x 55 mm x 12 mm (L x B x H)</text:span></text:p>
        </text:list-item>
        <text:list-item>
          <text:p text:style-name="P23"><text:span text:style-name="Strong_20_Emphasis"><text:span text:style-name="T1">Gewicht:</text:span></text:span><text:span text:style-name="T1"> Ca. 35 Gramm</text:span></text:p>
        </text:list-item>
        <text:list-item>
          <text:p text:style-name="P23"><text:span text:style-name="Strong_20_Emphasis"><text:span text:style-name="T1">Betriebstemperaturbereich:</text:span></text:span><text:span text:style-name="T1"> 0°C bis 70°C</text:span></text:p>
        </text:list-item>
        <text:list-item>
          <text:p text:style-name="P22"><text:span text:style-name="Strong_20_Emphasis"><text:span text:style-name="T1">Lagerungstemperaturbereich:</text:span></text:span><text:span text:style-name="T1"> -20°C bis 85°C</text:span></text:p>
        </text:list-item>
      </text:list>
      <text:h text:style-name="P4" text:outline-level="5">Eingebettete Funktionen</text:h>
      <text:list xml:id="list3567303267" text:style-name="L11">
        <text:list-item>
          <text:p text:style-name="P25"><text:span text:style-name="Strong_20_Emphasis"><text:span text:style-name="T1">Bootloader:</text:span></text:span><text:span text:style-name="T1"> Arduino-kompatibel, ermöglicht einfache Programmierung über die Arduino-IDE und USB-Verbindung</text:span></text:p>
        </text:list-item>
        <text:list-item>
          <text:p text:style-name="P25"><text:span text:style-name="Strong_20_Emphasis"><text:span text:style-name="T1">RTC:</text:span></text:span><text:span text:style-name="T1"> Optional über Zusatzmodule (Real Time Clock) zur Zeitstempelung von Daten</text:span></text:p>
        </text:list-item>
        <text:list-item>
          <text:p text:style-name="P25"><text:span text:style-name="Strong_20_Emphasis"><text:span text:style-name="T1">Watchdog-Timer:</text:span></text:span><text:span text:style-name="T1"> Integriert, um das System bei Fehlfunktionen neu zu starten und erhöhte Systemsicherheit zu gewährleisten</text:span></text:p>
        </text:list-item>
        <text:list-item>
          <text:p text:style-name="P24"><text:span text:style-name="Strong_20_Emphasis"><text:span text:style-name="T1">ADC:</text:span></text:span><text:span text:style-name="T1"> 10-Bit A/D-Wandler für analoge Eingänge, ermöglicht präzise Messungen</text:span></text:p>
        </text:list-item>
      </text:list>
      <text:h text:style-name="P3" text:outline-level="4">Anwendungsbereiche</text:h>
      <text:list xml:id="list2698620990" text:style-name="L12">
        <text:list-item>
          <text:p text:style-name="P27"><text:span text:style-name="Strong_20_Emphasis"><text:span text:style-name="T1">Bildung:</text:span></text:span><text:span text:style-name="T1"> Ideal für den Unterricht in Elektronik, Programmierung und Umweltsensorik, inklusive praktischer Projekte und Experimente</text:span></text:p>
        </text:list-item>
        <text:list-item>
          <text:p text:style-name="P27"><text:span text:style-name="Strong_20_Emphasis"><text:span text:style-name="T1">Citizen Science:</text:span></text:span><text:span text:style-name="T1"> Ermöglicht Bürgerwissenschaftlern, Umweltdaten zu sammeln und zu analysieren, z.B. Luftqualität, Wetterdaten</text:span></text:p>
        </text:list-item>
        <text:list-item>
          <text:p text:style-name="P27"><text:span text:style-name="Strong_20_Emphasis"><text:span text:style-name="T1">Umweltüberwachung:</text:span></text:span><text:span text:style-name="T1"> In stationären und mobilen Umweltsensorplattformen zur Überwachung von Temperatur, Luftfeuchtigkeit, Licht, UV-Strahlung und mehr</text:span></text:p>
        </text:list-item>
        <text:list-item>
          <text:p text:style-name="P27"><text:span text:style-name="Strong_20_Emphasis"><text:span text:style-name="T1">Forschung:</text:span></text:span><text:span text:style-name="T1"> Unterstützt wissenschaftliche Projekte durch präzise Datenerfassung und flexible Integration von Sensoren und Aktoren</text:span></text:p>
        </text:list-item>
        <text:list-item>
          <text:p text:style-name="P26"><text:span text:style-name="Strong_20_Emphasis"><text:span text:style-name="T1">Smart City:</text:span></text:span><text:span text:style-name="T1"> Integration in Smart City Projekte zur Überwachung von Umweltparametern, Verkehrsdaten und zur Steuerung städtischer Infrastrukturen</text:span></text:p>
        </text:list-item>
      </text:list>
      <text:h text:style-name="P3" text:outline-level="4">Sicherheits- und Nutzungsrichtlinien</text:h>
      <text:list xml:id="list1393940558" text:style-name="L13">
        <text:list-item>
          <text:p text:style-name="P29"><text:span text:style-name="Strong_20_Emphasis"><text:span text:style-name="T1">Elektrische Sicherheit:</text:span></text:span></text:p>
          <text:list>
            <text:list-item>
              <text:p text:style-name="P29"><text:span text:style-name="Strong_20_Emphasis"><text:span text:style-name="T1">Überspannungsschutz:</text:span></text:span><text:span text:style-name="T1"> Vermeiden Sie Spannungen über 12V an den Vin-Pin, um Schäden an der Hardware zu vermeiden.</text:span></text:p>
            </text:list-item>
            <text:list-item>
              <text:p text:style-name="P29"><text:span text:style-name="Strong_20_Emphasis"><text:span text:style-name="T1">Kurzschlussvermeidung:</text:span></text:span><text:span text:style-name="T1"> Stellen Sie sicher, dass keine Kurzschlüsse zwischen den I/O-Pins und anderen leitenden Materialien auftreten.</text:span></text:p>
            </text:list-item>
          </text:list>
        </text:list-item>
        <text:list-item>
          <text:p text:style-name="P29"><text:soft-page-break/><text:span text:style-name="Strong_20_Emphasis"><text:span text:style-name="T1">Wärmemanagement:</text:span></text:span></text:p>
          <text:list>
            <text:list-item>
              <text:p text:style-name="P29"><text:span text:style-name="Strong_20_Emphasis"><text:span text:style-name="T1">Belüftung:</text:span></text:span><text:span text:style-name="T1"> Sorgen Sie für ausreichende Belüftung, insbesondere bei hoher Stromaufnahme oder Außeneinsatz bei hohen Temperaturen.</text:span></text:p>
            </text:list-item>
          </text:list>
        </text:list-item>
        <text:list-item>
          <text:p text:style-name="P29"><text:span text:style-name="Strong_20_Emphasis"><text:span text:style-name="T1">Umgang mit empfindlichen Komponenten:</text:span></text:span></text:p>
          <text:list>
            <text:list-item>
              <text:p text:style-name="P29"><text:span text:style-name="Strong_20_Emphasis"><text:span text:style-name="T1">Elektrostatische Entladung (ESD):</text:span></text:span><text:span text:style-name="T1"> Verwenden Sie antistatische Armbänder und ESD-Schutzmatten beim Umgang mit der Platine, um Beschädigungen zu vermeiden.</text:span></text:p>
            </text:list-item>
          </text:list>
        </text:list-item>
        <text:list-item>
          <text:p text:style-name="P29"><text:span text:style-name="Strong_20_Emphasis"><text:span text:style-name="T1">Umweltschutz:</text:span></text:span></text:p>
          <text:list>
            <text:list-item>
              <text:p text:style-name="P28"><text:span text:style-name="Strong_20_Emphasis"><text:span text:style-name="T1">Feuchtigkeitsschutz:</text:span></text:span><text:span text:style-name="T1"> Vermeiden Sie den Einsatz in extrem feuchten Umgebungen oder unter Wasser ohne entsprechende Schutzgehäuse.</text:span></text:p>
            </text:list-item>
          </text:list>
        </text:list-item>
      </text:list>
      <text:h text:style-name="P3" text:outline-level="4">Verpackung und Lieferung</text:h>
      <text:list xml:id="list2618454606" text:style-name="L14">
        <text:list-item>
          <text:p text:style-name="P31"><text:span text:style-name="Strong_20_Emphasis"><text:span text:style-name="T1">Lieferumfang:</text:span></text:span><text:span text:style-name="T1"> senseBox MCU-Platine, USB-Kabel, Schnellstartanleitung</text:span></text:p>
        </text:list-item>
        <text:list-item>
          <text:p text:style-name="P30"><text:span text:style-name="Strong_20_Emphasis"><text:span text:style-name="T1">Verpackung:</text:span></text:span><text:span text:style-name="T1"> Antistatische Verpackung zum Schutz vor elektrostatischen Entladungen, robuste Verpackung für sicheren Transport</text:span></text:p>
        </text:list-item>
      </text:list>
      <text:h text:style-name="P3" text:outline-level="4">Hinweise und Empfehlungen</text:h>
      <text:list xml:id="list1112300050" text:style-name="L15">
        <text:list-item>
          <text:p text:style-name="P33"><text:span text:style-name="Strong_20_Emphasis"><text:span text:style-name="T1">Software &amp; Programmierung:</text:span></text:span></text:p>
          <text:list>
            <text:list-item>
              <text:p text:style-name="P33"><text:span text:style-name="Strong_20_Emphasis"><text:span text:style-name="T1">Arduino IDE:</text:span></text:span><text:span text:style-name="T1"> Unterstützt die Entwicklung von Anwendungen mit der Arduino-IDE, inklusive Bibliotheken für Sensoren und Aktoren</text:span></text:p>
            </text:list-item>
            <text:list-item>
              <text:p text:style-name="P33"><text:span text:style-name="Strong_20_Emphasis"><text:span text:style-name="T1">Online-Ressourcen:</text:span></text:span><text:span text:style-name="T1"> Umfangreiche Dokumentation, Tutorials und Forenbeiträge sind verfügbar, um Benutzer bei der Entwicklung und Implementierung von Projekten zu unterstützen</text:span></text:p>
            </text:list-item>
          </text:list>
        </text:list-item>
        <text:list-item>
          <text:p text:style-name="P33"><text:span text:style-name="Strong_20_Emphasis"><text:span text:style-name="T1">Erweiterungsmöglichkeiten:</text:span></text:span></text:p>
          <text:list>
            <text:list-item>
              <text:p text:style-name="P33"><text:span text:style-name="Strong_20_Emphasis"><text:span text:style-name="T1">Sensoren:</text:span></text:span><text:span text:style-name="T1"> Breite Palette an kompatiblen Sensoren und Aktoren verfügbar, z.B. für Wetterüberwachung, Luftqualität, Wassersensorik</text:span></text:p>
            </text:list-item>
            <text:list-item>
              <text:p text:style-name="P32"><text:span text:style-name="Strong_20_Emphasis"><text:span text:style-name="T1">Kommunikationsmodule:</text:span></text:span><text:span text:style-name="T1"> Unterstützung für WiFi, Bluetooth, GSM, LoRa durch Zusatzmodule und Shields</text:span></text:p>
            </text:list-item>
          </text:list>
        </text:list-item>
      </text:list>
      <text:p text:style-name="P1"/>
      <text:p text:style-name="Text_20_body"><text:span text:style-name="Strong_20_Emphasis"><text:span text:style-name="T1">Hinweis:</text:span></text:span><text:span text:style-name="T1"> Dieses Datenblatt bietet eine umfassende Übersicht über die technischen Spezifikationen, Funktionen und Anwendungsmöglichkeiten der senseBox MCU. Für spezifische Anwendungen und detaillierte technische Informationen wird empfohlen, die vollständige technische Dokumentation sowie die Benutzerhandbücher zu konsultieren.</text:span></text:p>
      <text:p text:style-name="P35"/>
      <text:h text:style-name="P2" text:outline-level="3"/>
      <text:h text:style-name="P2" text:outline-level="3">Anwendungsbeispiel: Überwachung der Luftqualität in städtischen Gebieten ohne Gassensor</text:h>
      <text:h text:style-name="P3" text:outline-level="4">Projektziel</text:h>
      <text:p text:style-name="P35">Das Ziel dieses Projekts ist die Überwachung der Luftqualität in einem städtischen Gebiet, insbesondere durch die Erfassung von Feinstaubkonzentrationen (PM2.5 und PM10), <text:soft-page-break/>Temperatur, Luftfeuchtigkeit und Luftdruck. Dies soll dazu beitragen, Umwelt- und Gesundheitsinformationen für die Bevölkerung bereitzustellen und datenbasierte Entscheidungen zu unterstützen.</text:p>
      <text:h text:style-name="P3" text:outline-level="4">Komponenten und Ausstattung</text:h>
      <text:list xml:id="list1271042388" text:style-name="L1">
        <text:list-item>
          <text:p text:style-name="P7"><text:span text:style-name="Strong_20_Emphasis"><text:span text:style-name="T1">senseBox MCU:</text:span></text:span><text:span text:style-name="T1"> Zentrale Steuerungseinheit zur Datenerfassung und -verarbeitung.</text:span></text:p>
        </text:list-item>
        <text:list-item>
          <text:p text:style-name="P7"><text:span text:style-name="Strong_20_Emphasis"><text:span text:style-name="T1">Feinstaubsensor (z.B. SDS011):</text:span></text:span><text:span text:style-name="T1"> Misst die Konzentration von Feinstaubpartikeln (PM2.5 und PM10) in der Luft.</text:span></text:p>
        </text:list-item>
        <text:list-item>
          <text:p text:style-name="P7"><text:span text:style-name="Strong_20_Emphasis"><text:span text:style-name="T1">Temperatur- und Luftfeuchtigkeitssensor (z.B. HDC1080):</text:span></text:span><text:span text:style-name="T1"> Erfasst die Umgebungstemperatur und relative Luftfeuchtigkeit.</text:span></text:p>
        </text:list-item>
        <text:list-item>
          <text:p text:style-name="P7"><text:span text:style-name="Strong_20_Emphasis"><text:span text:style-name="T1">Luftdrucksensor (z.B. DPS310):</text:span></text:span><text:span text:style-name="T1"> Misst den atmosphärischen Luftdruck.</text:span></text:p>
        </text:list-item>
        <text:list-item>
          <text:p text:style-name="P7"><text:span text:style-name="Strong_20_Emphasis"><text:span text:style-name="T1">Grove-Verbindungskabel:</text:span></text:span><text:span text:style-name="T1"> Zur einfachen Verbindung der Sensoren mit der senseBox MCU.</text:span></text:p>
        </text:list-item>
        <text:list-item>
          <text:p text:style-name="P7"><text:span text:style-name="Strong_20_Emphasis"><text:span text:style-name="T1">MicroSD-Karte:</text:span></text:span><text:span text:style-name="T1"> Zur Speicherung der gesammelten Daten.</text:span></text:p>
        </text:list-item>
        <text:list-item>
          <text:p text:style-name="P6"><text:span text:style-name="Strong_20_Emphasis"><text:span text:style-name="T1">Optional: WLAN-Modul (z.B. ESP8266):</text:span></text:span><text:span text:style-name="T1"> Ermöglicht die drahtlose Übertragung der Daten an eine zentrale Datenbank oder Cloud.</text:span></text:p>
        </text:list-item>
      </text:list>
      <text:h text:style-name="P3" text:outline-level="4">Projektaufbau</text:h>
      <text:list xml:id="list2647977961" text:style-name="L2">
        <text:list-item>
          <text:p text:style-name="P8"><text:span text:style-name="Strong_20_Emphasis"><text:span text:style-name="T1">Installation und Montage:</text:span></text:span></text:p>
          <text:list>
            <text:list-item>
              <text:p text:style-name="P36">Die senseBox MCU und die Sensoren werden in einem wetterfesten Gehäuse montiert und an einem repräsentativen Ort im städtischen Gebiet installiert. Orte mit hohem Verkehrsaufkommen oder in der Nähe von Industriegebieten sind besonders relevant.</text:p>
            </text:list-item>
          </text:list>
        </text:list-item>
        <text:list-item>
          <text:p text:style-name="P8"><text:span text:style-name="Strong_20_Emphasis"><text:span text:style-name="T1">Sensorintegration und Kalibrierung:</text:span></text:span></text:p>
          <text:list>
            <text:list-item>
              <text:p text:style-name="P36">Die Sensoren werden über Grove-Kabel an die senseBox MCU angeschlossen. Die Programmierung erfolgt mithilfe der Arduino-IDE unter Verwendung spezifischer Bibliotheken für die Sensoren.</text:p>
            </text:list-item>
            <text:list-item>
              <text:p text:style-name="P36">Eine Kalibrierung der Sensoren, insbesondere des Feinstaubsensors, wird durchgeführt, um genaue und zuverlässige Messungen zu gewährleisten.</text:p>
            </text:list-item>
          </text:list>
        </text:list-item>
        <text:list-item>
          <text:p text:style-name="P8"><text:span text:style-name="Strong_20_Emphasis"><text:span text:style-name="T1">Datenaufzeichnung und -speicherung:</text:span></text:span></text:p>
          <text:list>
            <text:list-item>
              <text:p text:style-name="P36">Die erfassten Daten (PM2.5, PM10, Temperatur, Luftfeuchtigkeit, Luftdruck) werden in regelmäßigen Intervallen (z.B. alle 5 Minuten) auf der MicroSD-Karte gespeichert. Die Speicherung umfasst Zeitstempel, um die Datenanalyse zu ermöglichen.</text:p>
            </text:list-item>
            <text:list-item>
              <text:p text:style-name="P36">Optional können die Daten zusätzlich über WLAN an eine zentrale Datenbank gesendet werden, um eine Echtzeitüberwachung zu ermöglichen.</text:p>
            </text:list-item>
          </text:list>
        </text:list-item>
        <text:list-item>
          <text:p text:style-name="P8"><text:span text:style-name="Strong_20_Emphasis"><text:span text:style-name="T1">Datenübertragung und -verarbeitung:</text:span></text:span></text:p>
          <text:list>
            <text:list-item>
              <text:p text:style-name="P36">Bei Verwendung eines WLAN-Moduls werden die Daten kontinuierlich an einen Server übertragen, wo sie gespeichert und verarbeitet werden können.</text:p>
            </text:list-item>
            <text:list-item>
              <text:p text:style-name="P36">Die Daten werden visualisiert, um die Entwicklung der Luftqualität über die Zeit hinweg darzustellen. Dies kann durch Diagramme, Tabellen oder interaktive Karten geschehen.</text:p>
            </text:list-item>
          </text:list>
        </text:list-item>
        <text:list-item>
          <text:p text:style-name="P8"><text:soft-page-break/><text:span text:style-name="Strong_20_Emphasis"><text:span text:style-name="T1">Öffentliche Information und Sensibilisierung:</text:span></text:span></text:p>
          <text:list>
            <text:list-item>
              <text:p text:style-name="P36">Eine Webplattform oder eine mobile App kann eingerichtet werden, um die Öffentlichkeit über die aktuelle Luftqualität zu informieren. Wichtige Daten wie Feinstaubkonzentration, Temperatur und Luftdruck sind zugänglich.</text:p>
            </text:list-item>
            <text:list-item>
              <text:p text:style-name="P37">Benachrichtigungen oder Warnungen werden ausgegeben, wenn bestimmte Schwellenwerte, insbesondere für Feinstaub, überschritten werden, um gesundheitliche Risiken zu kommunizieren.</text:p>
            </text:list-item>
          </text:list>
        </text:list-item>
      </text:list>
      <text:h text:style-name="P3" text:outline-level="4">Nutzen und Vorteile</text:h>
      <text:list xml:id="list178836838" text:style-name="L3">
        <text:list-item>
          <text:p text:style-name="P10"><text:span text:style-name="Strong_20_Emphasis"><text:span text:style-name="T1">Gesundheitsförderung:</text:span></text:span><text:span text:style-name="T1"> Die Bevölkerung wird über die aktuelle Luftqualität informiert, was insbesondere für empfindliche Gruppen wie Kinder, ältere Menschen und Personen mit Atemwegserkrankungen wichtig ist.</text:span></text:p>
        </text:list-item>
        <text:list-item>
          <text:p text:style-name="P10"><text:span text:style-name="Strong_20_Emphasis"><text:span text:style-name="T1">Datenbasierte Entscheidungen:</text:span></text:span><text:span text:style-name="T1"> Die erhobenen Daten unterstützen städtische Planer und Behörden bei der Entwicklung von Maßnahmen zur Verbesserung der Luftqualität, wie z.B. der Begrünung von Flächen oder der Verkehrsregulierung.</text:span></text:p>
        </text:list-item>
        <text:list-item>
          <text:p text:style-name="P9"><text:span text:style-name="Strong_20_Emphasis"><text:span text:style-name="T1">Bildungszwecke:</text:span></text:span><text:span text:style-name="T1"> Die gesammelten Daten können in Schulen und Universitäten genutzt werden, um die Bedeutung von Umweltüberwachung und Luftqualität zu lehren.</text:span></text:p>
        </text:list-item>
      </text:list>
      <text:h text:style-name="P3" text:outline-level="4">Herausforderungen und Lösungen</text:h>
      <text:list xml:id="list3692551873" text:style-name="L4">
        <text:list-item>
          <text:p text:style-name="P12"><text:span text:style-name="Strong_20_Emphasis"><text:span text:style-name="T1">Datengenauigkeit:</text:span></text:span><text:span text:style-name="T1"> Um die Qualität der Daten sicherzustellen, müssen die Sensoren regelmäßig überprüft und gewartet werden. Kalibrierungsprozeduren sollten regelmäßig durchgeführt werden.</text:span></text:p>
        </text:list-item>
        <text:list-item>
          <text:p text:style-name="P11"><text:span text:style-name="Strong_20_Emphasis"><text:span text:style-name="T1">Wetterbedingungen:</text:span></text:span><text:span text:style-name="T1"> Bei extremen Wetterbedingungen muss die senseBox in einem geeigneten Gehäuse geschützt werden, um die Sensoren vor Beschädigung zu schützen.</text:span></text:p>
        </text:list-item>
      </text:list>
      <text:p text:style-name="P35">Dieses Anwendungsbeispiel zeigt, wie die senseBox MCU ohne Gassensoren effektiv zur Überwachung und Analyse der Luftqualität in städtischen Gebieten genutzt werden kann, um wichtige Umwelt- und Gesundheitsdaten bereitzustelle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0T11:30:38.478292514</meta:creation-date>
    <dc:date>2024-07-30T11:31:27.853376194</dc:date>
    <meta:editing-duration>PT50S</meta:editing-duration>
    <meta:editing-cycles>1</meta:editing-cycles>
    <meta:document-statistic meta:table-count="0" meta:image-count="0" meta:object-count="0" meta:page-count="5" meta:paragraph-count="110" meta:word-count="1200" meta:character-count="9462" meta:non-whitespace-character-count="8460"/>
    <meta:generator>LibreOffice/7.3.7.2$Linux_X86_64 LibreOffice_project/30$Build-2</meta:generator>
  </office:meta>
</office:document-meta>
</file>